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line-height="115%" style:writing-mode="page"/>
    </style:style>
    <style:style style:name="P2" style:family="paragraph" style:parent-style-name="Standard">
      <style:paragraph-properties fo:line-height="115%" style:writing-mode="page"/>
    </style:style>
    <style:style style:name="P3" style:family="paragraph" style:parent-style-name="Heading_20_1">
      <style:paragraph-properties fo:line-height="115%" style:writing-mode="page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ΠΡΟΣ ΤΙΜΟΘΕΟΝ Β</text:h>
      <text:p text:style-name="P2"/>
      <text:h text:style-name="P1" text:outline-level="2">1</text:h>
      <text:p text:style-name="P2"/>
      <text:p text:style-name="P2"><text:tab/><text:span text:style-name="T1">1</text:span> Παῦλος ἀπόστολος Χριστοῦ Ἰησοῦ διὰ θελήματος Θεοῦ κατ’ ἐπαγγελίαν ζωῆς τῆς ἐν Χριστῷ Ἰησοῦ <text:span text:style-name="T1">2</text:span> Τιμοθέῳ ἀγαπητῷ τέκνῳ· χάρις, ἔλεος, εἰρήνη ἀπὸ Θεοῦ Πατρὸς καὶ Χριστοῦ Ἰησοῦ τοῦ Κυρίου ἡμῶν.</text:p>
      <text:p text:style-name="P2"><text:tab/><text:span text:style-name="T1">3</text:span> Χάριν ἔχω τῷ Θεῷ, ᾧ λατρεύω ἀπὸ προγόνων ἐν καθαρᾷ συνειδήσει, ὡς ἀδιάλειπτον ἔχω τὴν περὶ σοῦ μνείαν ἐν ταῖς δεήσεσίν μου νυκτὸς καὶ ἡμέρας, <text:span text:style-name="T1">4</text:span> ἐπιποθῶν σε ἰδεῖν, μεμνημένος σου τῶν δακρύων, ἵνα χαρᾶς πληρωθῶ, <text:span text:style-name="T1">5</text:span> ὑπόμνησιν λαβὼν τῆς ἐν σοὶ ἀνυποκρίτου πίστεως, ἥτις ἐνῴκησεν πρῶτον ἐν τῇ μάμμῃ σου Λωΐδι καὶ τῇ μητρί σου Εὐνίκῃ, πέπεισμαι δὲ ὅτι καὶ ἐν σοί. <text:span text:style-name="T1">6</text:span> Δι’ ἣν αἰτίαν ἀναμιμνῄσκω σε ἀναζωπυρεῖν τὸ χάρισμα τοῦ Θεοῦ, ὅ ἐστιν ἐν σοὶ διὰ τῆς ἐπιθέσεως τῶν χειρῶν μου. <text:span text:style-name="T1">7</text:span> οὐ γὰρ ἔδωκεν ἡμῖν ὁ Θεὸς πνεῦμα δειλίας, ἀλλὰ δυνάμεως καὶ ἀγάπης καὶ σωφρονισμοῦ. <text:span text:style-name="T1">8</text:span> Μὴ οὖν ἐπαισχυνθῇς τὸ μαρτύριον τοῦ Κυρίου ἡμῶν μηδὲ ἐμὲ τὸν δέσμιον αὐτοῦ, ἀλλὰ συνκακοπάθησον τῷ εὐαγγελίῳ κατὰ δύναμιν Θεοῦ, <text:span text:style-name="T1">9</text:span> τοῦ σώσαντος ἡμᾶς καὶ καλέσαντος κλήσει ἁγίᾳ, οὐ κατὰ τὰ ἔργα ἡμῶν ἀλλὰ κατὰ ἰδίαν πρόθεσιν καὶ χάριν, τὴν δοθεῖσαν ἡμῖν ἐν Χριστῷ Ἰησοῦ πρὸ χρόνων αἰωνίων, <text:span text:style-name="T1">10</text:span> φανερωθεῖσαν δὲ νῦν διὰ τῆς ἐπιφανείας τοῦ Σωτῆρος ἡμῶν Χριστοῦ Ἰησοῦ, καταργήσαντος μὲν τὸν θάνατον φωτίσαντος δὲ ζωὴν καὶ ἀφθαρσίαν διὰ τοῦ εὐαγγελίου, <text:span text:style-name="T1">11</text:span> εἰς ὃ ἐτέθην ἐγὼ κήρυξ καὶ ἀπόστολος καὶ διδάσκαλος· <text:span text:style-name="T1">12</text:span> δι’ ἣν αἰτίαν καὶ ταῦτα πάσχω, <text:soft-page-break/>ἀλλ’ οὐκ ἐπαισχύνομαι, οἶδα γὰρ ᾧ πεπίστευκα, καὶ πέπεισμαι ὅτι δυνατός ἐστιν τὴν παραθήκην μου φυλάξαι εἰς ἐκείνην τὴν ἡμέραν. <text:span text:style-name="T1">13</text:span> ὑποτύπωσιν ἔχε ὑγιαινόντων λόγων ὧν παρ’ ἐμοῦ ἤκουσας ἐν πίστει καὶ ἀγάπῃ τῇ ἐν Χριστῷ Ἰησοῦ· <text:span text:style-name="T1">14</text:span> τὴν καλὴν παραθήκην φύλαξον διὰ Πνεύματος Ἁγίου τοῦ ἐνοικοῦντος ἐν ἡμῖν. <text:span text:style-name="T1">15</text:span> Οἶδας τοῦτο, ὅτι ἀπεστράφησάν με πάντες οἱ ἐν τῇ Ἀσίᾳ, ὧν ἐστιν Φύγελος καὶ Ἑρμογένης. <text:span text:style-name="T1">16</text:span> δῴη ἔλεος ὁ Κύριος τῷ Ὀνησιφόρου οἴκῳ, ὅτι πολλάκις με ἀνέψυξεν, καὶ τὴν ἅλυσίν μου οὐκ ἐπαισχύνθη, <text:span text:style-name="T1">17</text:span> ἀλλὰ γενόμενος ἐν Ῥώμῃ σπουδαίως ἐζήτησέν με καὶ εὗρεν·— <text:span text:style-name="T1">18</text:span> δῴη αὐτῷ ὁ Κύριος εὑρεῖν ἔλεος παρὰ Κυρίου ἐν ἐκείνῃ τῇ ἡμέρᾳ·— καὶ ὅσα ἐν Ἐφέσῳ διηκόνησεν, βέλτιον σὺ γινώσκεις.</text:p>
      <text:p text:style-name="P2"/>
      <text:h text:style-name="P1" text:outline-level="2">2</text:h>
      <text:p text:style-name="P2"/>
      <text:p text:style-name="P2"><text:tab/><text:span text:style-name="T1">1</text:span> Σὺ οὖν, τέκνον μου, ἐνδυναμοῦ ἐν τῇ χάριτι τῇ ἐν Χριστῷ Ἰησοῦ, <text:span text:style-name="T1">2</text:span> καὶ ἃ ἤκουσας παρ’ ἐμοῦ διὰ πολλῶν μαρτύρων, ταῦτα παράθου πιστοῖς ἀνθρώποις, οἵτινες ἱκανοὶ ἔσονται καὶ ἑτέρους διδάξαι. <text:span text:style-name="T1">3</text:span> συνκακοπάθησον ὡς καλὸς στρατιώτης Χριστοῦ Ἰησοῦ. <text:span text:style-name="T1">4</text:span> οὐδεὶς στρατευόμενος ἐμπλέκεται ταῖς τοῦ βίου πραγματείαις, ἵνα τῷ στρατολογήσαντι ἀρέσῃ. <text:span text:style-name="T1">5</text:span> ἐὰν δὲ καὶ ἀθλῇ τις, οὐ στεφανοῦται ἐὰν μὴ νομίμως ἀθλήσῃ. <text:span text:style-name="T1">6</text:span> τὸν κοπιῶντα γεωργὸν δεῖ πρῶτον τῶν καρπῶν μεταλαμβάνειν. <text:span text:style-name="T1">7</text:span> νόει ὃ λέγω· δώσει γάρ σοι ὁ Κύριος σύνεσιν ἐν πᾶσιν. <text:span text:style-name="T1">8</text:span> Μνημόνευε Ἰησοῦν Χριστὸν ἐγηγερμένον ἐκ νεκρῶν, ἐκ σπέρματος Δαυείδ, κατὰ τὸ εὐαγγέλιόν μου· <text:span text:style-name="T1">9</text:span> ἐν ᾧ κακοπαθῶ μέχρι δεσμῶν ὡς κακοῦργος, ἀλλὰ ὁ λόγος τοῦ Θεοῦ οὐ δέδεται. <text:span text:style-name="T1">10</text:span> διὰ τοῦτο πάντα ὑπομένω διὰ τοὺς ἐκλεκτούς, ἵνα καὶ αὐτοὶ <text:soft-page-break/>σωτηρίας τύχωσιν τῆς ἐν Χριστῷ Ἰησοῦ μετὰ δόξης αἰωνίου. <text:span text:style-name="T1">11</text:span> Πιστὸς ὁ λόγος· εἰ γὰρ συναπεθάνομεν, καὶ συζήσομεν· <text:span text:style-name="T1">12</text:span> εἰ ὑπομένομεν, καὶ συνβασιλεύσομεν· εἰ ἀρνησόμεθα, κἀκεῖνος ἀρνήσεται ἡμᾶς· <text:span text:style-name="T1">13</text:span> εἰ ἀπιστοῦμεν, ἐκεῖνος πιστὸς μένει, ἀρνήσασθαι γὰρ ἑαυτὸν οὐ δύναται. <text:span text:style-name="T1">14</text:span> Ταῦτα ὑπομίμνῃσκε, διαμαρτυρόμενος ἐνώπιον τοῦ Θεοῦ μὴ λογομαχεῖν, ἐπ’ οὐδὲν χρήσιμον, ἐπὶ καταστροφῇ τῶν ἀκουόντων. <text:span text:style-name="T1">15</text:span> σπούδασον σεαυτὸν δόκιμον παραστῆσαι τῷ Θεῷ, ἐργάτην ἀνεπαίσχυντον, ὀρθοτομοῦντα τὸν λόγον τῆς ἀληθείας. <text:span text:style-name="T1">16</text:span> τὰς δὲ βεβήλους κενοφωνίας περιΐστασο· ἐπὶ πλεῖον γὰρ προκόψουσιν ἀσεβείας, <text:span text:style-name="T1">17</text:span> καὶ ὁ λόγος αὐτῶν ὡς γάγγραινα νομὴν ἕξει· ὧν ἐστιν Ὑμέναιος καὶ Φιλητός, <text:span text:style-name="T1">18</text:span> οἵτινες περὶ τὴν ἀλήθειαν ἠστόχησαν, λέγοντες ἀνάστασιν ἤδη γεγονέναι, καὶ ἀνατρέπουσιν τήν τινων πίστιν. <text:span text:style-name="T1">19</text:span> ὁ μέντοι στερεὸς θεμέλιος τοῦ Θεοῦ ἕστηκεν, ἔχων τὴν σφραγῖδα ταύτην <text:span text:style-name="T2">Ἔγνω Κύριος τοὺς ὄντας αὐτοῦ</text:span>, καί Ἀποστήτω ἀπὸ ἀδικίας πᾶς ὁ <text:span text:style-name="T2">ὀνομάζων τὸ ὄνομα Κυρίου</text:span>. <text:span text:style-name="T1">20</text:span> ἐν μεγάλῃ δὲ οἰκίᾳ οὐκ ἔστιν μόνον σκεύη χρυσᾶ καὶ ἀργυρᾶ, ἀλλὰ καὶ ξύλινα καὶ ὀστράκινα, καὶ ἃ μὲν εἰς τιμὴν ἃ δὲ εἰς ἀτιμίαν· <text:span text:style-name="T1">21</text:span> ἐὰν οὖν τις ἐκκαθάρῃ ἑαυτὸν ἀπὸ τούτων, ἔσται σκεῦος εἰς τιμήν, ἡγιασμένον, εὔχρηστον τῷ δεσπότῃ, εἰς πᾶν ἔργον ἀγαθὸν ἡτοιμασμένον. <text:span text:style-name="T1">22</text:span> τὰς δὲ νεωτερικὰς ἐπιθυμίας φεῦγε, δίωκε δὲ δικαιοσύνην, πίστιν, ἀγάπην, εἰρήνην μετὰ τῶν ἐπικαλουμένων τὸν Κύριον ἐκ καθαρᾶς καρδίας. <text:span text:style-name="T1">23</text:span> τὰς δὲ μωρὰς καὶ ἀπαιδεύτους ζητήσεις παραιτοῦ, εἰδὼς ὅτι γεννῶσιν μάχας· <text:span text:style-name="T1">24</text:span> δοῦλον δὲ Κυρίου οὐ δεῖ μάχεσθαι ἀλλὰ ἤπιον εἶναι πρὸς πάντας, διδακτικόν, ἀνεξίκακον, <text:span text:style-name="T1">25</text:span> ἐν πραΰτητι παιδεύοντα τοὺς ἀντιδιατιθεμένους, μή ποτε δώῃ αὐτοῖς ὁ Θεὸς μετάνοιαν εἰς ἐπίγνωσιν ἀληθείας, <text:span text:style-name="T1">26</text:span> καὶ ἀνανήψωσιν ἐκ τῆς τοῦ διαβόλου παγίδος, ἐζωγρημένοι ὑπ’ αὐτοῦ εἰς τὸ ἐκείνου θέλημα.</text:p>
      <text:p text:style-name="P2"><text:soft-page-break/></text:p>
      <text:h text:style-name="P1" text:outline-level="2">3</text:h>
      <text:p text:style-name="P2"/>
      <text:p text:style-name="P2"><text:tab/><text:span text:style-name="T1">1</text:span> Τοῦτο δὲ γίνωσκε, ὅτι ἐν ἐσχάταις ἡμέραις ἐνστήσονται καιροὶ χαλεποί· <text:span text:style-name="T1">2</text:span> ἔσονται γὰρ οἱ ἄνθρωποι φίλαυτοι, φιλάργυροι, ἀλαζόνες, ὑπερήφανοι, βλάσφημοι, γονεῦσιν ἀπειθεῖς, ἀχάριστοι, ἀνόσιοι, <text:span text:style-name="T1">3</text:span> ἄστοργοι, ἄσπονδοι, διάβολοι, ἀκρατεῖς, ἀνήμεροι, ἀφιλάγαθοι, <text:span text:style-name="T1">4</text:span> προδόται, προπετεῖς, τετυφωμένοι, φιλήδονοι μᾶλλον ἢ φιλόθεοι, <text:span text:style-name="T1">5</text:span> ἔχοντες μόρφωσιν εὐσεβείας τὴν δὲ δύναμιν αὐτῆς ἠρνημένοι· καὶ τούτους ἀποτρέπου. <text:span text:style-name="T1">6</text:span> ἐκ τούτων γάρ εἰσιν οἱ ἐνδύνοντες εἰς τὰς οἰκίας καὶ αἰχμαλωτίζοντες γυναικάρια σεσωρευμένα ἁμαρτίαις, ἀγόμενα ἐπιθυμίαις ποικίλαις, <text:span text:style-name="T1">7</text:span> πάντοτε μανθάνοντα καὶ μηδέποτε εἰς ἐπίγνωσιν ἀληθείας ἐλθεῖν δυνάμενα. <text:span text:style-name="T1">8</text:span> ὃν τρόπον δὲ Ἰάννης καὶ Ἰαμβρῆς ἀντέστησαν Μωϋσεῖ, οὕτως καὶ οὗτοι ἀνθίστανται τῇ ἀληθείᾳ, ἄνθρωποι κατεφθαρμένοι τὸν νοῦν, ἀδόκιμοι περὶ τὴν πίστιν. <text:span text:style-name="T1">9</text:span> ἀλλ’ οὐ προκόψουσιν ἐπὶ πλεῖον· ἡ γὰρ ἄνοια αὐτῶν ἔκδηλος ἔσται πᾶσιν, ὡς καὶ ἡ ἐκείνων ἐγένετο. <text:span text:style-name="T1">10</text:span> Σὺ δὲ παρηκολούθησάς μου τῇ διδασκαλίᾳ, τῇ ἀγωγῇ, τῇ προθέσει, τῇ πίστει, τῇ μακροθυμίᾳ, τῇ ἀγάπῃ, τῇ ὑπομονῇ, <text:span text:style-name="T1">11</text:span> τοῖς διωγμοῖς, τοῖς παθήμασιν, οἷά μοι ἐγένετο ἐν Ἀντιοχείᾳ, ἐν Ἰκονίῳ, ἐν Λύστροις· οἵους διωγμοὺς ὑπήνεγκα, καὶ ἐκ πάντων με ἐρύσατο ὁ Κύριος. <text:span text:style-name="T1">12</text:span> καὶ πάντες δὲ οἱ θέλοντες ζῆν εὐσεβῶς ἐν Χριστῷ Ἰησοῦ διωχθήσονται. <text:span text:style-name="T1">13</text:span> πονηροὶ δὲ ἄνθρωποι καὶ γόητες προκόψουσιν ἐπὶ τὸ χεῖρον, πλανῶντες καὶ πλανώμενοι. <text:span text:style-name="T1">14</text:span> σὺ δὲ μένε ἐν οἷς ἔμαθες καὶ ἐπιστώθης, εἰδὼς παρὰ τίνων ἔμαθες, <text:span text:style-name="T1">15</text:span> καὶ ὅτι ἀπὸ βρέφους ἱερὰ γράμματα οἶδας, τὰ δυνάμενά σε σοφίσαι εἰς σωτηρίαν διὰ πίστεως τῆς <text:soft-page-break/>ἐν Χριστῷ Ἰησοῦ. <text:span text:style-name="T1">16</text:span> πᾶσα γραφὴ θεόπνευστος καὶ ὠφέλιμος πρὸς διδασκαλίαν, πρὸς ἐλεγμόν, πρὸς ἐπανόρθωσιν, πρὸς παιδείαν τὴν ἐν δικαιοσύνῃ, <text:span text:style-name="T1">17</text:span> ἵνα ἄρτιος ᾖ ὁ τοῦ Θεοῦ ἄνθρωπος, πρὸς πᾶν ἔργον ἀγαθὸν ἐξηρτισμένος.</text:p>
      <text:p text:style-name="P2"/>
      <text:h text:style-name="P1" text:outline-level="2">4</text:h>
      <text:p text:style-name="P2"/>
      <text:p text:style-name="P2"><text:span text:style-name="T1">1</text:span> Διαμαρτύρομαι ἐνώπιον τοῦ Θεοῦ καὶ Χριστοῦ Ἰησοῦ, τοῦ μέλλοντος κρίνειν ζῶντας καὶ νεκρούς, καὶ τὴν ἐπιφάνειαν αὐτοῦ καὶ τὴν βασιλείαν αὐτοῦ· <text:span text:style-name="T1">2</text:span> κήρυξον τὸν λόγον, ἐπίστηθι εὐκαίρως ἀκαίρως, ἔλεγξον, ἐπιτίμησον, παρακάλεσον, ἐν πάσῃ μακροθυμίᾳ καὶ διδαχῇ. <text:span text:style-name="T1">3</text:span> ἔσται γὰρ καιρὸς ὅτε τῆς ὑγιαινούσης διδασκαλίας οὐκ ἀνέξονται, ἀλλὰ κατὰ τὰς ἰδίας ἐπιθυμίας ἑαυτοῖς ἐπισωρεύσουσιν διδασκάλους κνηθόμενοι τὴν ἀκοήν, <text:span text:style-name="T1">4</text:span> καὶ ἀπὸ μὲν τῆς ἀληθείας τὴν ἀκοὴν ἀποστρέψουσιν, ἐπὶ δὲ τοὺς μύθους ἐκτραπήσονται. <text:span text:style-name="T1">5</text:span> σὺ δὲ νῆφε ἐν πᾶσιν, κακοπάθησον, ἔργον ποίησον εὐαγγελιστοῦ, τὴν διακονίαν σου πληροφόρησον. <text:span text:style-name="T1">6</text:span> Ἐγὼ γὰρ ἤδη σπένδομαι, καὶ ὁ καιρὸς τῆς ἀναλύσεώς μου ἐφέστηκεν. <text:span text:style-name="T1">7</text:span> τὸν καλὸν ἀγῶνα ἠγώνισμαι, τὸν δρόμον τετέλεκα, τὴν πίστιν τετήρηκα· <text:span text:style-name="T1">8</text:span> λοιπὸν ἀπόκειταί μοι ὁ τῆς δικαιοσύνης στέφανος, ὃν ἀποδώσει μοι ὁ κύριος ἐν ἐκείνῃ τῇ ἡμέρᾳ, ὁ δίκαιος κριτής, οὐ μόνον δὲ ἐμοὶ ἀλλὰ καὶ πᾶσι τοῖς ἠγαπηκόσι τὴν ἐπιφάνειαν αὐτοῦ.</text:p>
      <text:p text:style-name="P2"><text:tab/><text:span text:style-name="T1">9</text:span> Σπούδασον ἐλθεῖν πρός με ταχέως· <text:span text:style-name="T1">10</text:span> Δημᾶς γάρ με ἐγκατέλιπεν ἀγαπήσας τὸν νῦν αἰῶνα, καὶ ἐπορεύθη εἰς Θεσσαλονίκην, Κρήσκης εἰς Γαλατίαν, Τίτος εἰς Δαλματίαν· <text:span text:style-name="T1">11</text:span> Λουκᾶς ἐστιν μόνος μετ’ ἐμοῦ. Μᾶρκον ἀναλαβὼν ἄγε μετὰ σεαυτοῦ· ἔστιν γάρ μοι εὔχρηστος εἰς διακονίαν. <text:span text:style-name="T1">12</text:span> Τυχικὸν δὲ <text:soft-page-break/>ἀπέστειλα εἰς Ἔφεσον. <text:span text:style-name="T1">13</text:span> τὸν φελόνην, ὃν ἀπέλιπον ἐν Τρῳάδι παρὰ Κάρπῳ, ἐρχόμενος φέρε, καὶ τὰ βιβλία, μάλιστα τὰς μεμβράνας. <text:span text:style-name="T1">14</text:span> Ἀλέξανδρος ὁ χαλκεὺς πολλά μοι κακὰ ἐνεδείξατο· <text:span text:style-name="T2">ἀποδώσει</text:span> αὐτῷ <text:span text:style-name="T2">ὁ Κύριος κατὰ τὰ ἔργα αὐτοῦ</text:span>· <text:span text:style-name="T1">15</text:span> ὃν καὶ σὺ φυλάσσου· λίαν γὰρ ἀντέστη τοῖς ἡμετέροις λόγοις. <text:span text:style-name="T1">16</text:span> Ἐν τῇ πρώτῃ μου ἀπολογίᾳ οὐδείς μοι παρεγένετο, ἀλλὰ πάντες με ἐγκατέλιπον· μὴ αὐτοῖς λογισθείη· <text:span text:style-name="T1">17</text:span> ὁ δὲ Κύριός μοι παρέστη καὶ ἐνεδυνάμωσέν με, ἵνα δι’ ἐμοῦ τὸ κήρυγμα πληροφορηθῇ καὶ ἀκούσωσιν πάντα τὰ ἔθνη, καὶ ἐρύσθην ἐκ <text:span text:style-name="T2">στόματος λέοντος</text:span>. <text:span text:style-name="T1">18</text:span> ῥύσεταί με ὁ Κύριος ἀπὸ παντὸς ἔργου πονηροῦ καὶ σώσει εἰς τὴν βασιλείαν αὐτοῦ τὴν ἐπουράνιον· ᾧ ἡ δόξα εἰς τοὺς αἰῶνας τῶν αἰώνων, ἀμήν.</text:p>
      <text:p text:style-name="P2"><text:tab/><text:span text:style-name="T1">19</text:span> Ἄσπασαι Πρίσκαν καὶ Ἀκύλαν καὶ τὸν Ὀνησιφόρου οἶκον. <text:span text:style-name="T1">20</text:span> Ἔραστος ἔμεινεν ἐν Κορίνθῳ, Τρόφιμον δὲ ἀπέλιπον ἐν Μιλήτῳ ἀσθενοῦντα. <text:span text:style-name="T1">21</text:span> Σπούδασον πρὸ χειμῶνος ἐλθεῖν. Ἀσπάζεταί σε Εὔβουλος καὶ Πούδης καὶ Λίνος καὶ Κλαυδία καὶ οἱ ἀδελφοὶ πάντες.</text:p>
      <text:p text:style-name="P2"><text:tab/><text:span text:style-name="T1">22</text:span> Ὁ Κύριος μετὰ τοῦ πνεύματός σου. ἡ χάρις μεθ’ ὑμῶν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2:57:00.33</meta:creation-date>
    <dc:date>2019-04-07T08:43:30.182000000</dc:date>
    <meta:editing-duration>PT3H15M59S</meta:editing-duration>
    <meta:editing-cycles>22</meta:editing-cycles>
    <meta:generator>LibreOffice/5.4.7.2$Windows_X86_64 LibreOffice_project/c838ef25c16710f8838b1faec480ebba495259d0</meta:generator>
    <meta:document-statistic meta:table-count="0" meta:image-count="0" meta:object-count="0" meta:page-count="6" meta:paragraph-count="13" meta:word-count="1327" meta:character-count="8230" meta:non-whitespace-character-count="6909"/>
  </office:meta>
</office:document-meta>
</file>